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text-properties style:font-name="Cantarell" officeooo:paragraph-rsid="002c5c79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7"><text:placeholder text:placeholder-type="text">&lt;if test="patient.sex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sex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0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6"><text:placeholder text:placeholder-type="text">&lt;if test="medication.indication"&gt;</text:placeholder></text:p>
            <text:p text:style-name="P6"><text:placeholder text:placeholder-type="text">&lt;medication.indication.name or ''&gt;</text:placeholder></text:p>
            <text:p text:style-name="P6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_date(medication.start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_date(medication.end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rec_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8-14T14:05:27.925747087</dc:date>
    <meta:editing-duration>P1DT23H54M13S</meta:editing-duration>
    <meta:editing-cycles>75</meta:editing-cycles>
    <meta:generator>LibreOffice/4.4.5.2$Linux_X86_64 LibreOffice_project/40m0$Build-2</meta:generator>
    <meta:document-statistic meta:table-count="3" meta:image-count="0" meta:object-count="0" meta:page-count="1" meta:paragraph-count="33" meta:word-count="75" meta:character-count="872" meta:non-whitespace-character-count="829"/>
  </office:meta>
</office:document-meta>
</file>